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solid" svg:stroke-color="#1a59cf" draw:fill="none" draw:fill-color="#ffffff" fo:min-height="1.666cm"/>
      <style:paragraph-properties style:writing-mode="lr-tb"/>
    </style:style>
    <style:style style:name="gr3" style:family="graphic" style:parent-style-name="standard">
      <style:graphic-properties draw:stroke="solid" svg:stroke-color="#1a59cf" draw:fill="none" draw:fill-color="#ffffff" fo:min-height="1.421cm"/>
      <style:paragraph-properties style:writing-mode="lr-tb"/>
    </style:style>
    <style:style style:name="gr4" style:family="graphic" style:parent-style-name="standard" style:list-style-name="L1">
      <style:graphic-properties draw:stroke="solid" svg:stroke-color="#1a59cf" draw:fill="none" draw:fill-color="#ffffff" fo:min-height="2.221cm"/>
      <style:paragraph-properties style:writing-mode="lr-tb"/>
    </style:style>
    <style:style style:name="gr5" style:family="graphic" style:parent-style-name="objectwithoutfill">
      <style:graphic-properties svg:stroke-color="#81d41a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81d41a" draw:marker-end="Arrowheads_20_2" draw:marker-end-width="0.3cm" draw:fill="none" draw:textarea-vertical-align="middle"/>
    </style:style>
    <style:style style:name="gr7" style:family="graphic" style:parent-style-name="standard">
      <style:graphic-properties draw:stroke="solid" svg:stroke-color="#1a59cf" draw:fill="solid" draw:fill-color="#ffffff" fo:min-height="1.666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text-properties fo:font-size="14pt" style:font-size-asian="14pt" style:font-size-complex="14pt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ffffff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32pt"/>
    </style:style>
    <style:style style:name="P11" style:family="paragraph">
      <loext:graphic-properties draw:fill="none" draw:fill-color="#ffffff"/>
      <style:text-properties fo:font-size="32pt"/>
    </style:style>
    <style:style style:name="P12" style:family="paragraph">
      <style:text-properties style:font-name="Liberation Serif" fo:font-style="italic" style:font-style-asian="italic" style:font-style-complex="italic"/>
    </style:style>
    <style:style style:name="P1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035cm" svg:height="0.962cm" svg:x="2.5cm" svg:y="2.55cm">
          <draw:text-box>
            <text:p>$ cat <text:span text:style-name="T1">input</text:span> | python <text:span text:style-name="T1">application</text:span> –<text:span text:style-name="T1">name</text:span>=<text:span text:style-name="T1">value</text:span> &gt; <text:span text:style-name="T1">output </text:span></text:p>
          </draw:text-box>
        </draw:frame>
        <draw:frame draw:style-name="gr2" draw:text-style-name="P3" draw:layer="layout" svg:width="7.55cm" svg:height="1.916cm" svg:x="4.95cm" svg:y="5.2cm">
          <draw:text-box>
            <text:p text:style-name="P2"><text:span text:style-name="T2">class Settings(object):</text:span></text:p>
            <text:p text:style-name="P2"><text:span text:style-name="T2"><text:s text:c="2"/></text:span><text:span text:style-name="T2">def __init__(self, </text:span><text:span text:style-name="T3">name</text:span><text:span text:style-name="T2">=</text:span><text:span text:style-name="T3">value</text:span><text:span text:style-name="T2">):</text:span></text:p>
            <text:p text:style-name="P2"><text:span text:style-name="T2"><text:s text:c="4"/></text:span><text:span text:style-name="T2">self.name = value</text:span></text:p>
          </draw:text-box>
        </draw:frame>
        <draw:frame draw:style-name="gr3" draw:text-style-name="P3" draw:layer="layout" svg:width="6.85cm" svg:height="1.671cm" svg:x="14.55cm" svg:y="8.879cm">
          <draw:text-box>
            <text:p text:style-name="P2"><text:span text:style-name="T2">def </text:span><text:span text:style-name="T3">application</text:span><text:span text:style-name="T2">(self, settings):</text:span></text:p>
            <text:p text:style-name="P2"><text:span text:style-name="T2"><text:s text:c="2"/></text:span><text:span text:style-name="T2">return Ack()</text:span></text:p>
          </draw:text-box>
        </draw:frame>
        <draw:frame draw:style-name="gr4" draw:text-style-name="P5" draw:layer="layout" svg:width="3.3cm" svg:height="2.471cm" svg:x="23.55cm" svg:y="13.48cm">
          <draw:text-box>
            <text:p text:style-name="P4"><text:span text:style-name="T2">$ echo $?</text:span></text:p>
            <text:p text:style-name="P4"><text:span text:style-name="T2">0</text:span></text:p>
            <text:p text:style-name="P2"><text:span text:style-name="T2">$ cat </text:span><text:span text:style-name="T3">output</text:span></text:p>
            <text:p text:style-name="P2"><text:span text:style-name="T2">{‘Ack’, {}}</text:span></text:p>
          </draw:text-box>
        </draw:frame>
        <draw:line draw:style-name="gr5" draw:text-style-name="P6" draw:layer="layout" svg:x1="12cm" svg:y1="3.5cm" svg:x2="10cm" svg:y2="6cm">
          <text:p/>
        </draw:line>
        <draw:line draw:style-name="gr6" draw:text-style-name="P6" draw:layer="layout" svg:x1="12.75cm" svg:y1="7cm" svg:x2="19.25cm" svg:y2="9cm">
          <text:p/>
        </draw:line>
        <draw:line draw:style-name="gr6" draw:text-style-name="P6" draw:layer="layout" svg:x1="17.25cm" svg:y1="10.25cm" svg:x2="23.75cm" svg:y2="15.5cm">
          <text:p/>
        </draw:line>
        <draw:frame draw:style-name="gr7" draw:text-style-name="P7" draw:layer="layout" svg:width="7.55cm" svg:height="1.916cm" svg:x="1.95cm" svg:y="9.2cm">
          <draw:text-box>
            <text:p text:style-name="P2"><text:span text:style-name="T4">Host</text:span></text:p>
            <text:p text:style-name="P2"><text:span text:style-name="T5">More difficult due to perms</text:span></text:p>
            <text:p text:style-name="P2"><text:span text:style-name="T2"/></text:p>
          </draw:text-box>
        </draw:frame>
        <draw:frame draw:style-name="gr7" draw:text-style-name="P9" draw:layer="layout" svg:width="7.55cm" svg:height="1.916cm" svg:x="2.5cm" svg:y="10.424cm">
          <draw:text-box>
            <text:p text:style-name="P8"><text:span text:style-name="T4">User</text:span></text:p>
          </draw:text-box>
        </draw:frame>
        <draw:frame draw:style-name="gr7" draw:text-style-name="P7" draw:layer="layout" svg:width="7.55cm" svg:height="1.916cm" svg:x="3.15cm" svg:y="11.324cm">
          <draw:text-box>
            <text:p text:style-name="P2"><text:span text:style-name="T4">Current folder</text:span></text:p>
            <text:p text:style-name="P2"><text:span text:style-name="T5">Useful as auto distinct context</text:span></text:p>
            <text:p text:style-name="P2"><text:span text:style-name="T5"/></text:p>
          </draw:text-box>
        </draw:frame>
        <draw:frame draw:style-name="gr7" draw:text-style-name="P7" draw:layer="layout" svg:width="7.55cm" svg:height="1.916cm" svg:x="2cm" svg:y="13.784cm">
          <draw:text-box>
            <text:p text:style-name="P2"><text:span text:style-name="T4">Explicit folder</text:span></text:p>
            <text:p text:style-name="P2"><text:span text:style-name="T2">Useful as auto distinct context</text:span></text:p>
            <text:p text:style-name="P2"><text:span text:style-name="T2"/></text:p>
          </draw:text-box>
        </draw:frame>
        <draw:line draw:style-name="gr8" draw:text-style-name="P6" draw:layer="layout" svg:x1="14.5cm" svg:y1="15.5cm" svg:x2="8.25cm" svg:y2="18cm">
          <text:p/>
        </draw:line>
        <draw:line draw:style-name="gr8" draw:text-style-name="P6" draw:layer="layout" svg:x1="14.501cm" svg:y1="15.72cm" svg:x2="12.25cm" svg:y2="18.2cm">
          <text:p/>
        </draw:line>
        <draw:line draw:style-name="gr8" draw:text-style-name="P6" draw:layer="layout" svg:x1="14.701cm" svg:y1="15.82cm" svg:x2="16.45cm" svg:y2="18.3cm">
          <text:p/>
        </draw:line>
        <draw:line draw:style-name="gr8" draw:text-style-name="P6" draw:layer="layout" svg:x1="14.901cm" svg:y1="15.72cm" svg:x2="19.65cm" svg:y2="18.2cm">
          <text:p/>
        </draw:line>
        <draw:line draw:style-name="gr8" draw:text-style-name="P6" draw:layer="layout" svg:x1="15.001cm" svg:y1="15.52cm" svg:x2="22.75cm" svg:y2="18cm">
          <text:p/>
        </draw:line>
        <draw:frame draw:style-name="gr9" draw:text-style-name="P11" draw:layer="layout" svg:width="0.75cm" svg:height="1.517cm" svg:x="14.3cm" svg:y="14.9cm">
          <draw:text-box>
            <text:p text:style-name="P10">*</text:p>
          </draw:text-box>
        </draw:frame>
        <draw:line draw:style-name="gr8" draw:text-style-name="P6" draw:layer="layout" svg:x1="17.5cm" svg:y1="13.25cm" svg:x2="15cm" svg:y2="15.25cm">
          <text:p/>
        </draw:line>
        <draw:frame draw:style-name="gr10" draw:text-style-name="P13" draw:layer="layout" svg:width="19.95cm" svg:height="1.15cm" svg:x="6.3cm" svg:y="18.6cm">
          <draw:text-box>
            <text:p text:style-name="P12"><text:span text:style-name="T1">settings, logs, tmp, resource, model, code, redirect, properties, returned, env</text:span></text:p>
          </draw:text-box>
        </draw:frame>
        <draw:frame draw:style-name="gr11" draw:text-style-name="P13" draw:layer="layout" svg:width="1.75cm" svg:height="1cm" svg:x="13.15cm" svg:y="14.5cm">
          <draw:text-box>
            <text:p text:style-name="P12"><text:span text:style-name="T1">role</text:span></text:p>
          </draw:text-box>
        </draw:frame>
        <draw:frame draw:style-name="gr9" draw:text-style-name="P11" draw:layer="layout" svg:width="0.75cm" svg:height="1.517cm" svg:x="17.3cm" svg:y="12.401cm">
          <draw:text-box>
            <text:p text:style-name="P10">*</text:p>
          </draw:text-box>
        </draw:frame>
        <draw:frame draw:style-name="gr12" draw:text-style-name="P13" draw:layer="layout" svg:width="1.95cm" svg:height="1.05cm" svg:x="15.95cm" svg:y="12cm">
          <draw:text-box>
            <text:p text:style-name="P12"><text:span text:style-name="T1">home</text:span></text:p>
          </draw:text-box>
        </draw:frame>
        <draw:line draw:style-name="gr8" draw:text-style-name="P6" draw:layer="layout" svg:x1="18cm" svg:y1="13.25cm" svg:x2="19.25cm" svg:y2="14.25cm">
          <text:p/>
        </draw:line>
        <draw:frame draw:style-name="gr12" draw:text-style-name="P13" draw:layer="layout" svg:width="1.45cm" svg:height="1.05cm" svg:x="19.05cm" svg:y="13.2cm">
          <draw:text-box>
            <text:p text:style-name="P12"><text:span text:style-name="T1">bin</text:span></text:p>
          </draw:text-box>
        </draw:frame>
        <draw:frame draw:style-name="gr9" draw:text-style-name="P11" draw:layer="layout" svg:width="0.75cm" svg:height="1.517cm" svg:x="19cm" svg:y="13.902cm">
          <draw:text-box>
            <text:p text:style-name="P10">*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8T08:48:31.552144958</meta:creation-date>
    <dc:date>2024-12-19T05:30:51.383514388</dc:date>
    <meta:editing-duration>PT11H10M24S</meta:editing-duration>
    <meta:editing-cycles>2</meta:editing-cycles>
    <meta:generator>LibreOffice/7.3.7.2$Linux_X86_64 LibreOffice_project/30$Build-2</meta:generator>
    <meta:document-statistic meta:object-count="25"/>
  </office:meta>
</office:document-meta>
</file>